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9285in"/>
    </style:style>
    <style:style style:name="Table1.B" style:family="table-column">
      <style:table-column-properties style:column-width="0.9292in"/>
    </style:style>
    <style:style style:name="Table1.G" style:family="table-column">
      <style:table-column-properties style:column-width="0.926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left="0in" fo:margin-right="0in" fo:line-height="100%" fo:text-indent="0in" style:auto-text-indent="false"/>
    </style:style>
    <style:style style:name="P3" style:family="paragraph" style:parent-style-name="Standard">
      <style:paragraph-properties fo:margin-left="0in" fo:margin-right="0in" fo:line-height="100%" fo:text-indent="0in" style:auto-text-indent="false"/>
      <style:text-properties style:font-name="Noto Sans Symbols" style:font-name-asian="Noto Sans Symbols1" style:font-name-complex="Noto Sans Symbols1"/>
    </style:style>
    <style:style style:name="P4" style:family="paragraph" style:parent-style-name="Standard">
      <style:paragraph-properties fo:margin-left="0in" fo:margin-right="0in" fo:line-height="100%" fo:text-indent="0in" style:auto-text-indent="false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fo:margin-left="0in" fo:margin-right="0in" fo:line-height="100%" fo:text-indent="0in" style:auto-text-indent="false" style:page-number="1"/>
    </style:style>
    <style:style style:name="P6" style:family="paragraph" style:parent-style-name="Standard">
      <style:paragraph-properties fo:line-height="100%" fo:break-before="pag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X → XF | KM | <text:s/>CB | MX<text:span text:style-name="T1">c</text:span>X</text:p>
      <text:p text:style-name="P2">E → E<text:span text:style-name="T1">b</text:span>G<text:span text:style-name="T1"> </text:span>| G<text:span text:style-name="T1">a</text:span>X | <text:span text:style-name="T1">a</text:span>E<text:span text:style-name="T1">b</text:span></text:p>
      <text:p text:style-name="P2">M → ε <text:s/>| <text:s/>MG</text:p>
      <text:p text:style-name="P2">C → C<text:span text:style-name="T1">r</text:span> | M<text:span text:style-name="T1">r</text:span> |<text:span text:style-name="T1"> </text:span><text:s/><text:span text:style-name="T1">a</text:span>B | <text:s/><text:span text:style-name="T1">u</text:span>C</text:p>
      <text:p text:style-name="P2">D → <text:span text:style-name="T1">a</text:span>D | <text:span text:style-name="T1">b</text:span>D | <text:span text:style-name="T1">a</text:span> </text:p>
      <text:p text:style-name="P2">K<text:span text:style-name="T1"> </text:span><text:s/>→ <text:span text:style-name="T1">( </text:span>X <text:span text:style-name="T1">)</text:span> | CM</text:p>
      <text:p text:style-name="P2">B → B | <text:s/>B<text:span text:style-name="T1">a </text:span>| E <text:s/>| <text:span text:style-name="T1">( </text:span>B <text:span text:style-name="T1">)</text:span> </text:p>
      <text:p text:style-name="P2">F → <text:s/>FB | <text:span text:style-name="T1">a</text:span>L | ε</text:p>
      <text:p text:style-name="P3"/>
      <text:p text:style-name="P2"><text:span text:style-name="T3">Elimino SI: G y L no estan def. E → aEb es puramente recursivo, B → B no aporta y D no es alcanzable</text:span></text:p>
      <text:p text:style-name="P4"/>
      <text:p text:style-name="P1">X → XF | KM | <text:s/>CB | MX<text:span text:style-name="T1">c</text:span>X</text:p>
      <text:p text:style-name="P1">M → ε </text:p>
      <text:p text:style-name="P1">C → C<text:span text:style-name="T1">r</text:span> | M<text:span text:style-name="T1">r</text:span> |<text:span text:style-name="T1"> </text:span><text:s/><text:span text:style-name="T1">a</text:span>B | <text:s/><text:span text:style-name="T1">u</text:span>C</text:p>
      <text:p text:style-name="P1">K<text:span text:style-name="T1"> </text:span><text:s/>→ <text:span text:style-name="T1">( </text:span>X <text:span text:style-name="T1">)</text:span> | CM</text:p>
      <text:p text:style-name="P1">B → <text:s/>B<text:span text:style-name="T1">a</text:span> | <text:span text:style-name="T1">( </text:span>B <text:span text:style-name="T1">)</text:span> </text:p>
      <text:p text:style-name="P1">F → <text:s/>FB | ε</text:p>
      <text:p text:style-name="P1"/>
      <text:p text:style-name="P1">Reemplazo M → ε</text:p>
      <text:p text:style-name="P1"/>
      <text:p text:style-name="P1"><text:soft-page-break/>X → XF | K | <text:s/>CB | X<text:span text:style-name="T1">c</text:span>X</text:p>
      <text:p text:style-name="P1">C → C<text:span text:style-name="T1">r</text:span> | <text:span text:style-name="T1">r</text:span> |<text:span text:style-name="T1"> </text:span><text:s/><text:span text:style-name="T1">a</text:span>B | <text:s/><text:span text:style-name="T1">u</text:span>C</text:p>
      <text:p text:style-name="P1">K<text:span text:style-name="T1"> </text:span><text:s/>→ <text:span text:style-name="T1">( </text:span>X <text:span text:style-name="T1">)</text:span> | C</text:p>
      <text:p text:style-name="P1">B → <text:s/>B<text:span text:style-name="T1">a</text:span> | <text:span text:style-name="T1">( </text:span>B <text:span text:style-name="T1">)</text:span> </text:p>
      <text:p text:style-name="P1">F → <text:s/>FB | ε</text:p>
      <text:p text:style-name="P1"/>
      <text:p text:style-name="P1">B → Ba | (B) es puramente recursivo, asi que lo elimino</text:p>
      <text:p text:style-name="P1"/>
      <text:p text:style-name="P1">X → XF | K | X<text:span text:style-name="T1">c</text:span>X</text:p>
      <text:p text:style-name="P1">C → C<text:span text:style-name="T1">r</text:span> | <text:span text:style-name="T1">r</text:span> | <text:s/><text:span text:style-name="T1">u</text:span>C</text:p>
      <text:p text:style-name="P1">K<text:span text:style-name="T1"> </text:span><text:s/>→ <text:span text:style-name="T1">( </text:span>X <text:span text:style-name="T1">)</text:span> | C</text:p>
      <text:p text:style-name="P1">F → <text:s/>ε</text:p>
      <text:p text:style-name="P1"/>
      <text:p text:style-name="P1">Reemplazo F → ε y elimino X → X</text:p>
      <text:p text:style-name="P1"/>
      <text:p text:style-name="P1">X → <text:s/>K | X<text:span text:style-name="T1">c</text:span>X<text:tab/></text:p>
      <text:p text:style-name="P1">C → C<text:span text:style-name="T1">r</text:span> | <text:span text:style-name="T1">r</text:span> | <text:s/><text:span text:style-name="T1">u</text:span>C <text:s text:c="4"/>u*rr*</text:p>
      <text:p text:style-name="P1">K<text:span text:style-name="T1"> </text:span><text:s/>→ <text:span text:style-name="T1">( </text:span>X <text:span text:style-name="T1">)</text:span> | C</text:p>
      <text:p text:style-name="Standard"/>
      <text:p text:style-name="Standard">Saco amb de X y de C</text:p>
      <text:p text:style-name="Standard"/>
      <text:p text:style-name="P1"><text:soft-page-break/>X → <text:s/>XcK | K</text:p>
      <text:p text:style-name="P1">C → uC | rB</text:p>
      <text:p text:style-name="P1">B → rB | eps</text:p>
      <text:p text:style-name="P1">K<text:span text:style-name="T1"> </text:span><text:s/>→ <text:span text:style-name="T1">( </text:span>X <text:span text:style-name="T1">)</text:span> | C</text:p>
      <text:p text:style-name="P1"/>
      <text:p text:style-name="P1"/>
      <text:p text:style-name="P1"/>
      <text:p text:style-name="P1">Elimino RI de X</text:p>
      <text:p text:style-name="P1"/>
      <text:p text:style-name="P1">X → KD</text:p>
      <text:p text:style-name="P1">D → cKD | eps</text:p>
      <text:p text:style-name="P1">C → uC | rB</text:p>
      <text:p text:style-name="P1">B → rB | eps</text:p>
      <text:p text:style-name="P1">K<text:span text:style-name="T1"> </text:span><text:s/>→ <text:span text:style-name="T1">( </text:span>X <text:span text:style-name="T1">)</text:span> | C</text:p>
      <text:p text:style-name="P1"/>
      <text:p text:style-name="P1"/>
      <text:p text:style-name="P1">Para X → KD</text:p>
      <text:p text:style-name="P1"><text:tab/>prim(KD)={(,u,r}</text:p>
      <text:p text:style-name="P1"><text:tab/><text:tab/>prim(K)={(,u,r}</text:p>
      <text:p text:style-name="P1"><text:tab/><text:tab/><text:tab/>prim((X))={(}</text:p>
      <text:p text:style-name="P1"><text:tab/><text:tab/><text:tab/>prim(C)={u,r}</text:p>
      <text:p text:style-name="P1"><text:soft-page-break/><text:tab/><text:tab/><text:tab/><text:tab/>prim(uC)={u}</text:p>
      <text:p text:style-name="P1"><text:tab/><text:tab/><text:tab/><text:tab/>prim(rB)={r}</text:p>
      <text:p text:style-name="P1"/>
      <text:p text:style-name="P1">Para D → cKD</text:p>
      <text:p text:style-name="P1"><text:tab/>prim(cKD)={c}</text:p>
      <text:p text:style-name="P1"/>
      <text:p text:style-name="P1">Para D → eps</text:p>
      <text:p text:style-name="P1"><text:tab/>prim(eps)={eps}</text:p>
      <text:p text:style-name="P1"><text:tab/>sig(D)={$,)}</text:p>
      <text:p text:style-name="P1"><text:tab/><text:tab/>sig(X)={$,)}</text:p>
      <text:p text:style-name="P1"/>
      <text:p text:style-name="P1">Para C → uC</text:p>
      <text:p text:style-name="P1"><text:tab/>prim(uC)={u}</text:p>
      <text:p text:style-name="P1"/>
      <text:p text:style-name="P1">Para C → rB</text:p>
      <text:p text:style-name="P1"><text:tab/>prim(rB)={r}</text:p>
      <text:p text:style-name="P1"/>
      <text:p text:style-name="P1">Para B → rB</text:p>
      <text:p text:style-name="P1"><text:tab/>prim(rB)={r}</text:p>
      <text:p text:style-name="P1"/>
      <text:p text:style-name="P1">Para B → eps</text:p>
      <text:p text:style-name="P1"><text:soft-page-break/><text:tab/>prim(eps)={eps}</text:p>
      <text:p text:style-name="P1"><text:tab/>sig(B)={c,$,)}</text:p>
      <text:p text:style-name="P1"><text:tab/><text:tab/>sig(C)={c,$,)}</text:p>
      <text:p text:style-name="P1"><text:tab/><text:tab/><text:tab/>sig(K)={c,$,)}</text:p>
      <text:p text:style-name="P1"><text:tab/><text:tab/><text:tab/><text:tab/>prim(D)={c,$,)}</text:p>
      <text:p text:style-name="P1"/>
      <text:p text:style-name="P1">Para K → (X)</text:p>
      <text:p text:style-name="P1"><text:tab/>prim((X))={(}</text:p>
      <text:p text:style-name="P1"/>
      <text:p text:style-name="P1">Para K → C</text:p>
      <text:p text:style-name="P1"><text:tab/>prim(C)={u,r}</text:p>
      <text:p text:style-name="P1"/>
      <text:p text:style-name="P1"/>
      <text:p text:style-name="P6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7">u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(</text:p>
          </table:table-cell>
          <table:table-cell table:style-name="Table1.A1" office:value-type="string">
            <text:p text:style-name="P7">)</text:p>
          </table:table-cell>
          <table:table-cell table:style-name="Table1.A1" office:value-type="string">
            <text:p text:style-name="P7">$</text:p>
          </table:table-cell>
        </table:table-row>
        <table:table-row table:style-name="Table1.1"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KD</text:p>
          </table:table-cell>
          <table:table-cell table:style-name="Table1.A1" office:value-type="string">
            <text:p text:style-name="P7">KD</text:p>
          </table:table-cell>
          <table:table-cell table:style-name="Table1.A1" office:value-type="string">
            <text:p text:style-name="P7">KD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D</text:p>
          </table:table-cell>
          <table:table-cell table:style-name="Table1.A1" office:value-type="string">
            <text:p text:style-name="P7">cKD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eps</text:p>
          </table:table-cell>
          <table:table-cell table:style-name="Table1.A1" office:value-type="string">
            <text:p text:style-name="P7">eps</text:p>
          </table:table-cell>
        </table:table-row>
        <table:table-row table:style-name="Table1.1"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uC</text:p>
          </table:table-cell>
          <table:table-cell table:style-name="Table1.A1" office:value-type="string">
            <text:p text:style-name="P7">rB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7">ep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rB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eps</text:p>
          </table:table-cell>
          <table:table-cell table:style-name="Table1.A1" office:value-type="string">
            <text:p text:style-name="P7">eps</text:p>
          </table:table-cell>
        </table:table-row>
        <table:table-row table:style-name="Table1.1">
          <table:table-cell table:style-name="Table1.A1" office:value-type="string">
            <text:p text:style-name="P7">K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7">(X)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96" meta:word-count="372" meta:character-count="1229" meta:non-whitespace-character-count="875"/>
    <meta:generator>LibreOfficeDev/6.0.5.2$Linux_X86_64 LibreOffice_project/</meta:generator>
  </office:meta>
</office:document-meta>
</file>